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苦労じゃった。　ガウラは客間のベッドで
養生させ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幸い、怪我自体は深くはないそう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よ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ルミィがさらわれたとなると、事は
急を要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タイミングで青カラットがルミィを狙った
理由は、1つしか考えら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の効果を無効化する
干渉薬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ると、青カラットはルミィさんが干渉薬を
作れることを知っていたって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情報がもれていたよ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と白カラットは協力関係にあります
から、白カラットの力を抑える薬が存在すると
分かれば、当然青カラットはそれを阻止する
ために動くで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ルミィさんがさらわれちゃった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早く捜して助けてあげない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その通りなのじゃ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ウラやシャルシャルに尋ねても、青カラット
たちがどこへ去って行ったのか分からぬそう
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手がかり無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の行方・・・見当もつか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。　打つ手なし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大陸南部のどこかだと思う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な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に隕石（スターシップ）が墜落した後、
ルミィさんが行方不明になってました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話では、その間、白カラットを
追って大陸南部に行っていたようです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・・・！　つまり、白カラットの隠れ家が
大陸南部にあるということ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すれば、協力関係にある青カラットも
そこにいるはず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、でかしたぞ。　このところ冴えてい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、偶然です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ヌシらにはさっそく大陸南部へ
ルミィの捜索に向かっ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もちろ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で聞き込みして、隠れ家を突き止めるんだ
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。　現地の事情は現地人に聞くのが
手っ取り早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出発するとしよう。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Let's move out, immediately.</text:p>
          </table:table-cell>
          <table:table-cell table:number-columns-repeated="1020"/>
        </table:table-row>
        <table:table-row>
          <table:table-cell table:style-name="ce0" office:value-type="string">
            <text:p>おお、そうじゃ。　ヌシらが取ってきてくれた
“古代竜族の鱗”は、ガウラが入手した茶葉と
一緒に城の宝物庫で保管し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古代竜族の鱗】を姫に預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ルミィのことを頼んだ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